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2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2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2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2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2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2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2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2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2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2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2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2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2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2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2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2">
          <table:table-cell/>
          <table:table-cell table:style-name="ce8"/>
        </table:table-row>
        <table:table-row table:style-name="ro2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2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2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2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2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2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2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2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2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2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2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2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2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2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2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2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2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2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2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2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2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2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2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2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2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2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2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2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2">
          <table:table-cell/>
          <table:table-cell office:value-type="string" calcext:value-type="string">
            <text:p>bool res, int result_face = <text:span text:style-name="T1">throwDie</text:span>(PLAYER,int success,int faces)</text:p>
          </table:table-cell>
        </table:table-row>
        <table:table-row table:style-name="ro2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2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2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2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2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2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2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2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2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2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2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2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2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2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2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2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1">00/00/0000</text:date>, <text:time style:data-style-name="N2" text:time-value="10:18:02.87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3H6M32S</meta:editing-duration>
    <meta:editing-cycles>74</meta:editing-cycles>
    <meta:generator>LibreOffice/7.2.1.2$Windows_X86_64 LibreOffice_project/87b77fad49947c1441b67c559c339af8f3517e22</meta:generator>
    <dc:date>2023-02-11T10:58:30.482000000</dc:date>
    <meta:document-statistic meta:table-count="3" meta:cell-count="230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